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C89000048451F4ED38A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82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0.563cm"/>
    </style:style>
    <style:style style:name="co4" style:family="table-column">
      <style:table-column-properties fo:break-before="auto" style:column-width="2.251cm"/>
    </style:style>
    <style:style style:name="co5" style:family="table-column">
      <style:table-column-properties fo:break-before="auto" style:column-width="3.771cm"/>
    </style:style>
    <style:style style:name="co6" style:family="table-column">
      <style:table-column-properties fo:break-before="auto" style:column-width="0.9cm"/>
    </style:style>
    <style:style style:name="co7" style:family="table-column">
      <style:table-column-properties fo:break-before="auto" style:column-width="1.379cm"/>
    </style:style>
    <style:style style:name="co8" style:family="table-column">
      <style:table-column-properties fo:break-before="auto" style:column-width="3.461cm"/>
    </style:style>
    <style:style style:name="ro1" style:family="table-row">
      <style:table-row-properties style:row-height="1.177cm" fo:break-before="auto" style:use-optimal-row-height="false"/>
    </style:style>
    <style:style style:name="ro2" style:family="table-row">
      <style:table-row-properties style:row-height="0.928cm" fo:break-before="auto" style:use-optimal-row-height="false"/>
    </style:style>
    <style:style style:name="ro3" style:family="table-row">
      <style:table-row-properties style:row-height="0.309cm" fo:break-before="auto" style:use-optimal-row-height="false"/>
    </style:style>
    <style:style style:name="ro4" style:family="table-row">
      <style:table-row-properties style:row-height="2.117cm" fo:break-before="auto" style:use-optimal-row-height="false"/>
    </style:style>
    <style:style style:name="ro5" style:family="table-row">
      <style:table-row-properties style:row-height="1.085cm" fo:break-before="auto" style:use-optimal-row-height="false"/>
    </style:style>
    <style:style style:name="ro6" style:family="table-row">
      <style:table-row-properties style:row-height="1.531cm" fo:break-before="auto" style:use-optimal-row-height="false"/>
    </style:style>
    <style:style style:name="ro7" style:family="table-row">
      <style:table-row-properties style:row-height="0.661cm" fo:break-before="auto" style:use-optimal-row-height="false"/>
    </style:style>
    <style:style style:name="ro8" style:family="table-row">
      <style:table-row-properties style:row-height="1.455cm" fo:break-before="auto" style:use-optimal-row-height="false"/>
    </style:style>
    <style:style style:name="ro9" style:family="table-row">
      <style:table-row-properties style:row-height="0.453cm" fo:break-before="auto" style:use-optimal-row-height="true"/>
    </style:style>
    <style:style style:name="ta1" style:family="table" style:master-page-name="PageStyle_5f_Entrée-Sortie">
      <style:table-properties table:display="true" style:writing-mode="lr-tb"/>
    </style:style>
    <style:style style:name="ta2" style:family="table" style:master-page-name="PageStyle_5f_plan_20__b5_controleur">
      <style:table-properties table:display="true" style:writing-mode="lr-tb"/>
    </style: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Excel_20_Built-in_20_Normal">
      <style:table-cell-properties fo:border-bottom="0.035cm solid #000000" fo:background-color="#e8e8e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105cm double #000000" style:border-line-width-left="0.035cm 0.035cm 0.035cm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2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0.105cm double #000000" style:border-line-width-left="0.035cm 0.035cm 0.035cm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">
      <style:table-cell-properties fo:border-bottom="none" fo:background-color="#e8e8e9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0.035cm solid #000000" fo:background-color="#e8e8e9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>
      <style:table-cell-properties fo:border-bottom="0.105cm double #000000" style:border-line-width-bottom="0.035cm 0.035cm 0.035cm" fo:background-color="#e8e8e9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30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c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c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Excel_20_Built-in_20_Normal">
      <style:table-cell-properties fo:border-bottom="none" fo:background-color="#e8e8e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Excel_20_Built-in_20_Normal">
      <style:table-cell-properties fo:border-bottom="0.105cm double #000000" style:border-line-width-bottom="0.035cm 0.035cm 0.035cm" fo:background-color="#e8e8e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</style:style>
    <style:style style:name="ce4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Excel_20_Built-in_20_Normal">
      <style:table-cell-properties fo:border-bottom="none" fo:background-color="#e8e8e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Excel_20_Built-in_20_Normal">
      <style:table-cell-properties fo:border-bottom="none" fo:background-color="#e8e8e9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Excel_20_Built-in_20_Normal">
      <style:table-cell-properties fo:border-bottom="0.035cm solid #000000" fo:background-color="#e8e8e9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Excel_20_Built-in_20_Normal">
      <style:table-cell-properties fo:border-bottom="0.105cm double #000000" style:border-line-width-bottom="0.035cm 0.035cm 0.035cm" fo:background-color="#e8e8e9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</style:style>
    <style:style style:name="ce5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1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c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b05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</style:style>
    <style:style style:name="ce6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b05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7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b05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b05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b05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</style:style>
    <style:style style:name="ce7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7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73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b05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Excel_20_Built-in_20_Normal">
      <style:table-cell-properties fo:border-bottom="none" fo:background-color="#e8e8e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Excel_20_Built-in_20_Normal">
      <style:table-cell-properties fo:border-bottom="none" fo:background-color="#e8e8e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6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7" style:family="table-cell" style:parent-style-name="Excel_20_Built-in_20_Normal">
      <style:table-cell-properties fo:border-bottom="none" fo:background-color="#e8e8e9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</style:style>
    <style:style style:name="ce9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</style:style>
    <style:style style:name="ce9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9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Excel_20_Built-in_20_Normal" style:data-style-name="N5037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</style:style>
    <style:style style:name="ce99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0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</style:style>
    <style:style style:name="ce103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11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.265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.265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.265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1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.265cm" style:writing-mode="page"/>
    </style:style>
    <style:style style:name="ce11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" style:family="graphic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0000" fo:font-weight="normal" style:font-weight-asian="normal" style:font-weight-complex="normal"/>
    </style:style>
    <style:style style:name="T4" style:family="text">
      <style:text-properties fo:color="#0000ff"/>
    </style:style>
    <style:style style:name="T5" style:family="text"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ntrée-Sortie" table:style-name="ta1" table:print="false">
        <office:forms form:automatic-focus="false" form:apply-design-mode="false"/>
        <table:table-column table:style-name="co1" table:number-columns-repeated="2" table:default-cell-style-name="ce9"/>
        <table:table-column table:style-name="co2" table:number-columns-repeated="6" table:default-cell-style-name="ce9"/>
        <table:table-column table:style-name="co2" table:default-cell-style-name="ce69"/>
        <table:table-column table:style-name="co2" table:number-columns-repeated="2" table:default-cell-style-name="ce9"/>
        <table:table-column table:style-name="co2" table:default-cell-style-name="ce77"/>
        <table:table-column table:style-name="co2" table:number-columns-repeated="10" table:default-cell-style-name="ce9"/>
        <table:table-column table:style-name="co3" table:default-cell-style-name="ce105"/>
        <table:table-column table:style-name="co4" table:number-columns-repeated="1001" table:default-cell-style-name="ce9"/>
        <table:table-row table:style-name="ro1">
          <table:table-cell table:style-name="ce1" office:value-type="string" table:number-columns-spanned="3" table:number-rows-spanned="1">
            <text:p>Nom du projet</text:p>
          </table:table-cell>
          <table:covered-table-cell table:style-name="ce10"/>
          <table:covered-table-cell table:style-name="ce18"/>
          <table:table-cell table:style-name="ce29" office:value-type="string" table:number-columns-spanned="13" table:number-rows-spanned="1">
            <text:p>Robot Pont</text:p>
          </table:table-cell>
          <table:covered-table-cell table:number-columns-repeated="12" table:style-name="ce39"/>
          <table:table-cell table:style-name="ce93" office:value-type="string" table:number-columns-spanned="2" table:number-rows-spanned="1">
            <text:p>Version du : </text:p>
          </table:table-cell>
          <table:covered-table-cell table:style-name="ce94"/>
          <table:table-cell table:style-name="ce98" office:value-type="date" office:date-value="2015-01-23" table:number-columns-spanned="4" table:number-rows-spanned="1">
            <text:p>23/01/15</text:p>
          </table:table-cell>
          <table:covered-table-cell table:number-columns-repeated="2" table:style-name="ce39"/>
          <table:covered-table-cell table:style-name="ce102"/>
          <table:table-cell table:number-columns-repeated="1002"/>
        </table:table-row>
        <table:table-row table:style-name="ro2">
          <table:table-cell table:style-name="ce2" office:value-type="string" table:number-columns-spanned="2" table:number-rows-spanned="1">
            <text:p>Membres</text:p>
          </table:table-cell>
          <table:covered-table-cell table:style-name="ce11"/>
          <table:table-cell table:style-name="ce19" office:value-type="string" table:number-columns-spanned="4" table:number-rows-spanned="1">
            <text:p>MATILLAT Quentin</text:p>
          </table:table-cell>
          <table:covered-table-cell table:number-columns-repeated="2" table:style-name="ce30"/>
          <table:covered-table-cell table:style-name="ce45"/>
          <table:table-cell table:style-name="ce19" office:value-type="string" table:number-columns-spanned="4" table:number-rows-spanned="1">
            <text:p>BLANCHARD Maxime</text:p>
          </table:table-cell>
          <table:covered-table-cell table:number-columns-repeated="2" table:style-name="ce30"/>
          <table:covered-table-cell table:style-name="ce45"/>
          <table:table-cell table:style-name="ce19" office:value-type="string" table:number-columns-spanned="4" table:number-rows-spanned="1">
            <text:p>DROGUE Laurent</text:p>
          </table:table-cell>
          <table:covered-table-cell table:number-columns-repeated="2" table:style-name="ce30"/>
          <table:covered-table-cell table:style-name="ce45"/>
          <table:table-cell table:style-name="ce19" office:value-type="string" table:number-columns-spanned="4" table:number-rows-spanned="1">
            <text:p>ALARCON Romain</text:p>
          </table:table-cell>
          <table:covered-table-cell table:number-columns-repeated="2" table:style-name="ce30"/>
          <table:covered-table-cell table:style-name="ce45"/>
          <table:table-cell table:style-name="ce99" office:value-type="string" table:number-columns-spanned="4" table:number-rows-spanned="1">
            <text:p>FASION Adrien</text:p>
          </table:table-cell>
          <table:covered-table-cell table:number-columns-repeated="2" table:style-name="ce30"/>
          <table:covered-table-cell table:style-name="ce103"/>
          <table:table-cell/>
          <table:table-cell table:style-name="ce105" table:number-columns-repeated="1001"/>
        </table:table-row>
        <table:table-row table:style-name="ro3">
          <table:table-cell table:style-name="ce3"/>
          <table:table-cell table:style-name="ce12"/>
          <table:table-cell table:style-name="ce20" table:number-columns-repeated="20"/>
          <table:table-cell table:style-name="ce9"/>
          <table:table-cell table:number-columns-repeated="1001"/>
        </table:table-row>
        <table:table-row table:style-name="ro4">
          <table:table-cell table:style-name="ce4" office:value-type="string">
            <text:p><text:s/>µc <text:s text:c="2"/>N° :</text:p>
          </table:table-cell>
          <table:table-cell table:style-name="ce13"/>
          <table:table-cell table:style-name="ce21" office:value-type="string">
            <text:p>Port A</text:p>
          </table:table-cell>
          <table:table-cell table:style-name="ce31" office:value-type="string" table:number-columns-spanned="3" table:number-rows-spanned="1">
            <text:p>Ex : Entrées analogiques</text:p>
          </table:table-cell>
          <table:covered-table-cell table:style-name="ce40"/>
          <table:covered-table-cell table:style-name="ce46"/>
          <table:table-cell table:style-name="ce54" office:value-type="string">
            <text:p>Port B</text:p>
          </table:table-cell>
          <table:table-cell table:style-name="ce31" office:value-type="string" table:number-columns-spanned="3" table:number-rows-spanned="1">
            <text:p>Ex : Afficheur LCD ou Entrées binaires et/ou <text:s/>Interruptions</text:p>
          </table:table-cell>
          <table:covered-table-cell table:style-name="ce62"/>
          <table:covered-table-cell table:style-name="ce31"/>
          <table:table-cell table:style-name="ce54" office:value-type="string">
            <text:p>Port C</text:p>
          </table:table-cell>
          <table:table-cell table:style-name="ce31" office:value-type="string" table:number-columns-spanned="3" table:number-rows-spanned="1">
            <text:p>Ex : Pilotage de (2) moteurs</text:p>
          </table:table-cell>
          <table:covered-table-cell table:style-name="ce40"/>
          <table:covered-table-cell table:style-name="ce46"/>
          <table:table-cell table:style-name="ce54" office:value-type="string">
            <text:p>Port D</text:p>
          </table:table-cell>
          <table:table-cell table:style-name="ce31" office:value-type="string" table:number-columns-spanned="3" table:number-rows-spanned="1">
            <text:p>E: Afficheur LCD ou Sorties binaires </text:p>
          </table:table-cell>
          <table:covered-table-cell table:style-name="ce40"/>
          <table:covered-table-cell table:style-name="ce46"/>
          <table:table-cell table:style-name="ce54" office:value-type="string">
            <text:p>Port E</text:p>
          </table:table-cell>
          <table:table-cell table:style-name="ce31" office:value-type="string" table:number-columns-spanned="3" table:number-rows-spanned="1">
            <text:p>Ex : Entrés analogiques</text:p>
          </table:table-cell>
          <table:covered-table-cell table:style-name="ce40"/>
          <table:covered-table-cell table:style-name="ce46"/>
          <table:table-cell table:style-name="ce106" table:number-columns-repeated="1002"/>
        </table:table-row>
        <table:table-row table:style-name="ro5">
          <table:table-cell table:style-name="ce5" office:value-type="string">
            <text:p>prise DB9</text:p>
          </table:table-cell>
          <table:table-cell table:style-name="ce14" office:value-type="string">
            <text:p>bit</text:p>
          </table:table-cell>
          <table:table-cell table:style-name="ce22" office:value-type="string">
            <text:p>Entrée <text:s text:c="2"/>0/1</text:p>
          </table:table-cell>
          <table:table-cell table:style-name="ce32" office:value-type="string">
            <text:p>Entrée analogique</text:p>
          </table:table-cell>
          <table:table-cell table:style-name="ce32"/>
          <table:table-cell table:style-name="ce47" office:value-type="string">
            <text:p>Sortie <text:s text:c="3"/>0/1</text:p>
          </table:table-cell>
          <table:table-cell table:style-name="ce22" office:value-type="string">
            <text:p>Entrée <text:s text:c="2"/>0/1</text:p>
          </table:table-cell>
          <table:table-cell table:style-name="ce32" office:value-type="string">
            <text:p>Entrée analogique</text:p>
          </table:table-cell>
          <table:table-cell table:style-name="ce63" office:value-type="string">
            <text:p>Interruption externe</text:p>
          </table:table-cell>
          <table:table-cell table:style-name="ce47" office:value-type="string">
            <text:p>Sortie <text:s text:c="3"/>0/1</text:p>
          </table:table-cell>
          <table:table-cell table:style-name="ce22" office:value-type="string">
            <text:p>Entrée <text:s text:c="2"/>0/1</text:p>
          </table:table-cell>
          <table:table-cell table:style-name="ce75" office:value-type="string">
            <text:p>COMM.</text:p>
          </table:table-cell>
          <table:table-cell table:style-name="ce82" office:value-type="string">
            <text:p>PWM</text:p>
          </table:table-cell>
          <table:table-cell table:style-name="ce47" office:value-type="string">
            <text:p>Sortie <text:s text:c="3"/>0/1</text:p>
          </table:table-cell>
          <table:table-cell table:style-name="ce22" office:value-type="string">
            <text:p>Entrée <text:s text:c="2"/>0/1</text:p>
          </table:table-cell>
          <table:table-cell table:style-name="ce32" table:number-columns-repeated="2"/>
          <table:table-cell table:style-name="ce47" office:value-type="string">
            <text:p>Sortie <text:s text:c="3"/>0/1</text:p>
          </table:table-cell>
          <table:table-cell table:style-name="ce22" office:value-type="string">
            <text:p>Entrée <text:s text:c="2"/>0/1</text:p>
          </table:table-cell>
          <table:table-cell table:style-name="ce32" office:value-type="string">
            <text:p>Entrée analogique</text:p>
          </table:table-cell>
          <table:table-cell table:style-name="ce32"/>
          <table:table-cell table:style-name="ce47" office:value-type="string">
            <text:p>Sortie <text:s text:c="3"/>0/1</text:p>
          </table:table-cell>
          <table:table-cell table:style-name="ce107"/>
          <table:table-cell table:style-name="ce108" table:number-columns-repeated="1001"/>
        </table:table-row>
        <table:table-row table:style-name="ro6">
          <table:table-cell table:style-name="ce6" office:value-type="float" office:value="1" table:number-columns-spanned="1" table:number-rows-spanned="2">
            <text:p>1</text:p>
          </table:table-cell>
          <table:table-cell table:style-name="ce15" office:value-type="float" office:value="0" table:number-columns-spanned="1" table:number-rows-spanned="2">
            <text:p>0</text:p>
          </table:table-cell>
          <table:table-cell table:style-name="ce23" office:value-type="string" table:number-columns-spanned="4" table:number-rows-spanned="1">
            <text:p><text:span text:style-name="T1">Pont H</text:span> Moteur Droit Vérin</text:p>
            <text:p><text:span text:style-name="T1"/></text:p>
            <text:p><text:span text:style-name="T2">(Out)</text:span></text:p>
          </table:table-cell>
          <table:covered-table-cell table:style-name="ce33"/>
          <table:covered-table-cell table:style-name="ce41"/>
          <table:covered-table-cell table:style-name="ce48"/>
          <table:table-cell table:style-name="ce23" office:value-type="string" table:number-columns-spanned="4" table:number-rows-spanned="1">
            <text:p><text:span text:style-name="T1">Détecteur</text:span> trou [Frontal]</text:p>
            <text:p><text:span text:style-name="T1"/></text:p>
            <text:p><text:span text:style-name="T2">(Input)</text:span></text:p>
          </table:table-cell>
          <table:covered-table-cell table:style-name="ce58"/>
          <table:covered-table-cell table:style-name="ce64"/>
          <table:covered-table-cell table:style-name="ce70"/>
          <table:table-cell table:style-name="ce56" office:value-type="string" table:number-columns-spanned="4" table:number-rows-spanned="1">
            <text:p><text:span text:style-name="T1">Pont H</text:span> Prise de force</text:p>
            <text:p><text:span text:style-name="T4"/></text:p>
            <text:p><text:span text:style-name="T5">(Out)</text:span></text:p>
          </table:table-cell>
          <table:covered-table-cell table:style-name="ce58"/>
          <table:covered-table-cell table:style-name="ce64"/>
          <table:covered-table-cell table:style-name="ce70"/>
          <table:table-cell table:style-name="ce89" office:value-type="string" table:number-columns-spanned="4" table:number-rows-spanned="1">
            <text:p>Barre de LED</text:p>
            <text:p/>
            <text:p><text:span text:style-name="T2">(Out)</text:span></text:p>
          </table:table-cell>
          <table:covered-table-cell table:number-columns-repeated="2" table:style-name="ce90"/>
          <table:covered-table-cell table:style-name="ce95"/>
          <table:table-cell table:style-name="ce55" table:number-columns-spanned="4" table:number-rows-spanned="1"/>
          <table:covered-table-cell table:style-name="ce58"/>
          <table:covered-table-cell table:style-name="ce64"/>
          <table:covered-table-cell table:style-name="ce70"/>
          <table:table-cell table:number-columns-repeated="1002"/>
        </table:table-row>
        <table:table-row table:style-name="ro7">
          <table:covered-table-cell table:style-name="ce7"/>
          <table:covered-table-cell table:style-name="ce16"/>
          <table:table-cell table:style-name="ce24" office:value-type="string">
            <text:p>RA0</text:p>
          </table:table-cell>
          <table:table-cell table:style-name="ce34" office:value-type="string">
            <text:p>ADC(0)</text:p>
          </table:table-cell>
          <table:table-cell table:style-name="ce34"/>
          <table:table-cell table:style-name="ce49" office:value-type="string">
            <text:p>RA0</text:p>
          </table:table-cell>
          <table:table-cell table:style-name="ce24" office:value-type="string">
            <text:p>RB0</text:p>
          </table:table-cell>
          <table:table-cell table:style-name="ce34" office:value-type="string">
            <text:p>ADC(12)</text:p>
          </table:table-cell>
          <table:table-cell table:style-name="ce65" office:value-type="string">
            <text:p>INT0</text:p>
          </table:table-cell>
          <table:table-cell table:style-name="ce49" office:value-type="string">
            <text:p>RB0</text:p>
          </table:table-cell>
          <table:table-cell table:style-name="ce24" office:value-type="string">
            <text:p>RC0</text:p>
          </table:table-cell>
          <table:table-cell table:style-name="ce76" table:number-columns-repeated="2"/>
          <table:table-cell table:style-name="ce49" office:value-type="string">
            <text:p>RC0</text:p>
          </table:table-cell>
          <table:table-cell table:style-name="ce24" office:value-type="string">
            <text:p>RD0</text:p>
          </table:table-cell>
          <table:table-cell table:style-name="ce91" table:number-columns-repeated="2"/>
          <table:table-cell table:style-name="ce96" office:value-type="string">
            <text:p>RD0</text:p>
          </table:table-cell>
          <table:table-cell table:style-name="ce24" office:value-type="string">
            <text:p>RE0</text:p>
          </table:table-cell>
          <table:table-cell table:style-name="ce34" office:value-type="string">
            <text:p>ADC(5)</text:p>
          </table:table-cell>
          <table:table-cell table:style-name="ce34"/>
          <table:table-cell table:style-name="ce49" office:value-type="string">
            <text:p>RE0</text:p>
          </table:table-cell>
          <table:table-cell table:number-columns-repeated="1002"/>
        </table:table-row>
        <table:table-row table:style-name="ro6">
          <table:table-cell table:style-name="ce6" office:value-type="float" office:value="2" table:number-columns-spanned="1" table:number-rows-spanned="2">
            <text:p>2</text:p>
          </table:table-cell>
          <table:table-cell table:style-name="ce15" office:value-type="float" office:value="1" table:number-columns-spanned="1" table:number-rows-spanned="2">
            <text:p>1</text:p>
          </table:table-cell>
          <table:table-cell table:style-name="ce23" office:value-type="string" table:number-columns-spanned="4" table:number-rows-spanned="1">
            <text:p><text:span text:style-name="T1">Pont H</text:span> Moteur Droit Vérin</text:p>
            <text:p><text:span text:style-name="T1"/></text:p>
            <text:p><text:span text:style-name="T2">(Out)</text:span></text:p>
          </table:table-cell>
          <table:covered-table-cell table:style-name="ce35"/>
          <table:covered-table-cell table:style-name="ce42"/>
          <table:covered-table-cell table:style-name="ce50"/>
          <table:table-cell table:style-name="ce55" office:value-type="string" table:number-columns-spanned="4" table:number-rows-spanned="1">
            <text:p>Mesure <text:span text:style-name="T2">trou</text:span></text:p>
            <text:p><text:span text:style-name="T2"/></text:p>
            <text:p><text:span text:style-name="T3">Entrée Analogique</text:span></text:p>
          </table:table-cell>
          <table:covered-table-cell table:style-name="ce59"/>
          <table:covered-table-cell table:style-name="ce66"/>
          <table:covered-table-cell table:style-name="ce71"/>
          <table:table-cell table:style-name="ce56" office:value-type="string" table:number-columns-spanned="4" table:number-rows-spanned="1">
            <text:p><text:span text:style-name="T1">Moteur</text:span> Droit</text:p>
            <text:p/>
            <text:p><text:span text:style-name="T4">PWM</text:span></text:p>
          </table:table-cell>
          <table:covered-table-cell table:style-name="ce59"/>
          <table:covered-table-cell table:style-name="ce66"/>
          <table:covered-table-cell table:style-name="ce71"/>
          <table:table-cell table:style-name="ce89" office:value-type="string" table:number-columns-spanned="4" table:number-rows-spanned="1">
            <text:p>Barre de LED</text:p>
            <text:p/>
            <text:p><text:span text:style-name="T2">(Out)</text:span></text:p>
          </table:table-cell>
          <table:covered-table-cell table:style-name="ce59"/>
          <table:covered-table-cell table:style-name="ce66"/>
          <table:covered-table-cell table:style-name="ce71"/>
          <table:table-cell table:style-name="ce23" office:value-type="string" table:number-columns-spanned="4" table:number-rows-spanned="1">
            <text:p><text:span text:style-name="T1">Pont H</text:span> Moteur Droit </text:p>
            <text:p><text:span text:style-name="T1"/></text:p>
            <text:p><text:span text:style-name="T2">(Out)</text:span></text:p>
          </table:table-cell>
          <table:covered-table-cell table:style-name="ce59"/>
          <table:covered-table-cell table:style-name="ce66"/>
          <table:covered-table-cell table:style-name="ce71"/>
          <table:table-cell table:number-columns-repeated="1002"/>
        </table:table-row>
        <table:table-row table:style-name="ro7">
          <table:covered-table-cell table:style-name="ce7"/>
          <table:covered-table-cell table:style-name="ce16"/>
          <table:table-cell table:style-name="ce24" office:value-type="string">
            <text:p>RA1</text:p>
          </table:table-cell>
          <table:table-cell table:style-name="ce34" office:value-type="string">
            <text:p>ADC(1)</text:p>
          </table:table-cell>
          <table:table-cell table:style-name="ce34"/>
          <table:table-cell table:style-name="ce49" office:value-type="string">
            <text:p>RA1</text:p>
          </table:table-cell>
          <table:table-cell table:style-name="ce24" office:value-type="string">
            <text:p>RB1</text:p>
          </table:table-cell>
          <table:table-cell table:style-name="ce34" office:value-type="string">
            <text:p>ADC(10)</text:p>
          </table:table-cell>
          <table:table-cell table:style-name="ce65" office:value-type="string">
            <text:p>INT1</text:p>
          </table:table-cell>
          <table:table-cell table:style-name="ce49" office:value-type="string">
            <text:p>RB1</text:p>
          </table:table-cell>
          <table:table-cell table:style-name="ce24" office:value-type="string">
            <text:p>RC1</text:p>
          </table:table-cell>
          <table:table-cell/>
          <table:table-cell table:style-name="ce83" office:value-type="string">
            <text:p>PWM2</text:p>
          </table:table-cell>
          <table:table-cell table:style-name="ce49" office:value-type="string">
            <text:p>RC1</text:p>
          </table:table-cell>
          <table:table-cell table:style-name="ce24" office:value-type="string">
            <text:p>RD1</text:p>
          </table:table-cell>
          <table:table-cell table:style-name="ce34" table:number-columns-repeated="2"/>
          <table:table-cell table:style-name="ce49" office:value-type="string">
            <text:p>RD1</text:p>
          </table:table-cell>
          <table:table-cell table:style-name="ce24" office:value-type="string">
            <text:p>RE1</text:p>
          </table:table-cell>
          <table:table-cell table:style-name="ce34" office:value-type="string">
            <text:p>ADC(6)</text:p>
          </table:table-cell>
          <table:table-cell table:style-name="ce34"/>
          <table:table-cell table:style-name="ce49" office:value-type="string">
            <text:p>RE1</text:p>
          </table:table-cell>
          <table:table-cell table:number-columns-repeated="1002"/>
        </table:table-row>
        <table:table-row table:style-name="ro6">
          <table:table-cell table:style-name="ce6" office:value-type="float" office:value="3" table:number-columns-spanned="1" table:number-rows-spanned="2">
            <text:p>3</text:p>
          </table:table-cell>
          <table:table-cell table:style-name="ce15" office:value-type="float" office:value="2" table:number-columns-spanned="1" table:number-rows-spanned="2">
            <text:p>2</text:p>
          </table:table-cell>
          <table:table-cell table:style-name="ce23" office:value-type="string" table:number-columns-spanned="4" table:number-rows-spanned="1">
            <text:p><text:span text:style-name="T1">Pont H</text:span> Moteur Gauche Vérin</text:p>
            <text:p><text:span text:style-name="T1"/></text:p>
            <text:p><text:span text:style-name="T2">(Out)</text:span></text:p>
          </table:table-cell>
          <table:covered-table-cell table:style-name="ce35"/>
          <table:covered-table-cell table:style-name="ce42"/>
          <table:covered-table-cell table:style-name="ce50"/>
          <table:table-cell table:style-name="ce23" office:value-type="string" table:number-columns-spanned="4" table:number-rows-spanned="1">
            <text:p><text:span text:style-name="T1">Détecteur</text:span> trou [Droite]</text:p>
            <text:p><text:span text:style-name="T1"/></text:p>
            <text:p><text:span text:style-name="T2">(Input)</text:span></text:p>
          </table:table-cell>
          <table:covered-table-cell table:style-name="ce59"/>
          <table:covered-table-cell table:style-name="ce66"/>
          <table:covered-table-cell table:style-name="ce71"/>
          <table:table-cell table:style-name="ce56" office:value-type="string" table:number-columns-spanned="4" table:number-rows-spanned="1">
            <text:p><text:span text:style-name="T1">Moteur</text:span> Gauche</text:p>
            <text:p/>
            <text:p><text:span text:style-name="T4">PWM</text:span></text:p>
          </table:table-cell>
          <table:covered-table-cell table:style-name="ce59"/>
          <table:covered-table-cell table:style-name="ce66"/>
          <table:covered-table-cell table:style-name="ce71"/>
          <table:table-cell table:style-name="ce89" office:value-type="string" table:number-columns-spanned="4" table:number-rows-spanned="1">
            <text:p>Barre de LED</text:p>
            <text:p/>
            <text:p><text:span text:style-name="T2">(Out)</text:span></text:p>
          </table:table-cell>
          <table:covered-table-cell table:style-name="ce59"/>
          <table:covered-table-cell table:style-name="ce66"/>
          <table:covered-table-cell table:style-name="ce71"/>
          <table:table-cell table:style-name="ce23" office:value-type="string" table:number-columns-spanned="4" table:number-rows-spanned="1">
            <text:p><text:span text:style-name="T1">Pont H </text:span>Moteur Gauche</text:p>
            <text:p><text:span text:style-name="T1"/></text:p>
            <text:p><text:span text:style-name="T2">(Out)</text:span></text:p>
          </table:table-cell>
          <table:covered-table-cell table:style-name="ce59"/>
          <table:covered-table-cell table:style-name="ce66"/>
          <table:covered-table-cell table:style-name="ce71"/>
          <table:table-cell table:number-columns-repeated="1002"/>
        </table:table-row>
        <table:table-row table:style-name="ro7">
          <table:covered-table-cell table:style-name="ce7"/>
          <table:covered-table-cell table:style-name="ce16"/>
          <table:table-cell table:style-name="ce24" office:value-type="string">
            <text:p>RA2</text:p>
          </table:table-cell>
          <table:table-cell table:style-name="ce34" office:value-type="string">
            <text:p>ADC(2)</text:p>
          </table:table-cell>
          <table:table-cell table:style-name="ce34"/>
          <table:table-cell table:style-name="ce49" office:value-type="string">
            <text:p>RA2</text:p>
          </table:table-cell>
          <table:table-cell table:style-name="ce24" office:value-type="string">
            <text:p>RB2</text:p>
          </table:table-cell>
          <table:table-cell table:style-name="ce34" office:value-type="string">
            <text:p>ADC(8)</text:p>
          </table:table-cell>
          <table:table-cell table:style-name="ce65" office:value-type="string">
            <text:p>INT2</text:p>
          </table:table-cell>
          <table:table-cell table:style-name="ce49" office:value-type="string">
            <text:p>RB2</text:p>
          </table:table-cell>
          <table:table-cell table:style-name="ce24" office:value-type="string">
            <text:p>RC2</text:p>
          </table:table-cell>
          <table:table-cell table:style-name="ce78"/>
          <table:table-cell table:style-name="ce83" office:value-type="string">
            <text:p>PWM1</text:p>
          </table:table-cell>
          <table:table-cell table:style-name="ce49" office:value-type="string">
            <text:p>RC2</text:p>
          </table:table-cell>
          <table:table-cell table:style-name="ce24" office:value-type="string">
            <text:p>RD2</text:p>
          </table:table-cell>
          <table:table-cell table:style-name="ce34" table:number-columns-repeated="2"/>
          <table:table-cell table:style-name="ce49" office:value-type="string">
            <text:p>RD2</text:p>
          </table:table-cell>
          <table:table-cell table:style-name="ce100" office:value-type="string">
            <text:p>= 1</text:p>
          </table:table-cell>
          <table:table-cell table:style-name="ce34" office:value-type="string">
            <text:p>ADC(7)</text:p>
          </table:table-cell>
          <table:table-cell table:style-name="ce34"/>
          <table:table-cell table:style-name="ce49" office:value-type="string">
            <text:p>RE2</text:p>
          </table:table-cell>
          <table:table-cell table:number-columns-repeated="1002"/>
        </table:table-row>
        <table:table-row table:style-name="ro6">
          <table:table-cell table:style-name="ce6" office:value-type="float" office:value="4" table:number-columns-spanned="1" table:number-rows-spanned="2">
            <text:p>4</text:p>
          </table:table-cell>
          <table:table-cell table:style-name="ce15" office:value-type="float" office:value="3" table:number-columns-spanned="1" table:number-rows-spanned="2">
            <text:p>3</text:p>
          </table:table-cell>
          <table:table-cell table:style-name="ce23" office:value-type="string" table:number-columns-spanned="4" table:number-rows-spanned="1">
            <text:p><text:span text:style-name="T1">Pont H</text:span> Moteur Gauche Vérin</text:p>
            <text:p><text:span text:style-name="T1"/></text:p>
            <text:p><text:span text:style-name="T2">(Out)</text:span></text:p>
          </table:table-cell>
          <table:covered-table-cell table:style-name="ce35"/>
          <table:covered-table-cell table:style-name="ce42"/>
          <table:covered-table-cell table:style-name="ce50"/>
          <table:table-cell table:style-name="ce23" office:value-type="string" table:number-columns-spanned="4" table:number-rows-spanned="1">
            <text:p><text:span text:style-name="T1">Détecteur</text:span> trou [Gauche]</text:p>
            <text:p><text:span text:style-name="T1"/></text:p>
            <text:p><text:span text:style-name="T2">(Input)</text:span></text:p>
          </table:table-cell>
          <table:covered-table-cell table:style-name="ce59"/>
          <table:covered-table-cell table:style-name="ce66"/>
          <table:covered-table-cell table:style-name="ce71"/>
          <table:table-cell table:style-name="ce25" table:number-columns-spanned="4" table:number-rows-spanned="1"/>
          <table:covered-table-cell table:style-name="ce79"/>
          <table:covered-table-cell table:style-name="ce84"/>
          <table:covered-table-cell table:style-name="ce87"/>
          <table:table-cell table:style-name="ce89" office:value-type="string" table:number-columns-spanned="4" table:number-rows-spanned="1">
            <text:p>Barre de LED</text:p>
            <text:p/>
            <text:p><text:span text:style-name="T2">(Out)</text:span></text:p>
          </table:table-cell>
          <table:covered-table-cell table:number-columns-repeated="2" table:style-name="ce90"/>
          <table:covered-table-cell table:style-name="ce95"/>
          <table:table-cell table:style-name="ce25" table:number-columns-spanned="4" table:number-rows-spanned="1"/>
          <table:covered-table-cell table:style-name="ce79"/>
          <table:covered-table-cell table:style-name="ce84"/>
          <table:covered-table-cell table:style-name="ce87"/>
          <table:table-cell table:number-columns-repeated="1002"/>
        </table:table-row>
        <table:table-row table:style-name="ro7">
          <table:covered-table-cell table:style-name="ce7"/>
          <table:covered-table-cell table:style-name="ce16"/>
          <table:table-cell table:style-name="ce24" office:value-type="string">
            <text:p>RA3</text:p>
          </table:table-cell>
          <table:table-cell table:style-name="ce34" office:value-type="string">
            <text:p>ADC(3)</text:p>
          </table:table-cell>
          <table:table-cell table:style-name="ce34"/>
          <table:table-cell table:style-name="ce49" office:value-type="string">
            <text:p>RA3</text:p>
          </table:table-cell>
          <table:table-cell table:style-name="ce24" office:value-type="string">
            <text:p>RB3</text:p>
          </table:table-cell>
          <table:table-cell table:style-name="ce34" office:value-type="string">
            <text:p>ADC(9)</text:p>
          </table:table-cell>
          <table:table-cell table:style-name="ce65"/>
          <table:table-cell table:style-name="ce49" office:value-type="string">
            <text:p>RB3</text:p>
          </table:table-cell>
          <table:table-cell table:style-name="ce26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2"/>
          <table:table-cell table:style-name="ce24" office:value-type="string">
            <text:p>RD3</text:p>
          </table:table-cell>
          <table:table-cell table:style-name="ce91" table:number-columns-repeated="2"/>
          <table:table-cell table:style-name="ce96" office:value-type="string">
            <text:p>RD3</text:p>
          </table:table-cell>
          <table:table-cell table:style-name="ce26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2"/>
          <table:table-cell table:number-columns-repeated="1002"/>
        </table:table-row>
        <table:table-row table:style-name="ro6">
          <table:table-cell table:style-name="ce6" office:value-type="float" office:value="5" table:number-columns-spanned="1" table:number-rows-spanned="2">
            <text:p>5</text:p>
          </table:table-cell>
          <table:table-cell table:style-name="ce15" office:value-type="float" office:value="4" table:number-columns-spanned="1" table:number-rows-spanned="2">
            <text:p>4</text:p>
          </table:table-cell>
          <table:table-cell table:style-name="ce23" office:value-type="string" table:number-columns-spanned="4" table:number-rows-spanned="1">
            <text:p><text:span text:style-name="T1">Pont H</text:span> Moteur Pince</text:p>
            <text:p><text:span text:style-name="T1"/></text:p>
            <text:p><text:span text:style-name="T2">(Out)</text:span></text:p>
          </table:table-cell>
          <table:covered-table-cell table:style-name="ce33"/>
          <table:covered-table-cell table:style-name="ce41"/>
          <table:covered-table-cell table:style-name="ce48"/>
          <table:table-cell table:style-name="ce56" table:number-columns-spanned="4" table:number-rows-spanned="1"/>
          <table:covered-table-cell table:style-name="ce59"/>
          <table:covered-table-cell table:style-name="ce66"/>
          <table:covered-table-cell table:style-name="ce71"/>
          <table:table-cell table:style-name="ce25" table:number-columns-spanned="4" table:number-rows-spanned="1"/>
          <table:covered-table-cell table:style-name="ce79"/>
          <table:covered-table-cell table:style-name="ce84"/>
          <table:covered-table-cell table:style-name="ce87"/>
          <table:table-cell table:style-name="ce89" office:value-type="string" table:number-columns-spanned="4" table:number-rows-spanned="1">
            <text:p>Barre de LED</text:p>
            <text:p/>
            <text:p><text:span text:style-name="T2">(Out)</text:span></text:p>
          </table:table-cell>
          <table:covered-table-cell table:number-columns-repeated="2" table:style-name="ce90"/>
          <table:covered-table-cell table:style-name="ce95"/>
          <table:table-cell table:style-name="ce25" table:number-columns-spanned="4" table:number-rows-spanned="1"/>
          <table:covered-table-cell table:style-name="ce79"/>
          <table:covered-table-cell table:style-name="ce84"/>
          <table:covered-table-cell table:style-name="ce87"/>
          <table:table-cell table:number-columns-repeated="1002"/>
        </table:table-row>
        <table:table-row table:style-name="ro7">
          <table:covered-table-cell table:style-name="ce7"/>
          <table:covered-table-cell table:style-name="ce16"/>
          <table:table-cell table:style-name="ce24" office:value-type="string">
            <text:p>RA4</text:p>
          </table:table-cell>
          <table:table-cell table:style-name="ce34" office:value-type="string">
            <text:p><text:s/></text:p>
          </table:table-cell>
          <table:table-cell table:style-name="ce34"/>
          <table:table-cell table:style-name="ce49" office:value-type="string">
            <text:p>RA4</text:p>
          </table:table-cell>
          <table:table-cell table:style-name="ce24" office:value-type="string">
            <text:p>RB4</text:p>
          </table:table-cell>
          <table:table-cell table:style-name="ce34" office:value-type="string">
            <text:p>ADC(11)</text:p>
          </table:table-cell>
          <table:table-cell table:style-name="ce65" office:value-type="string">
            <text:p>PORT</text:p>
          </table:table-cell>
          <table:table-cell table:style-name="ce49" office:value-type="string">
            <text:p>RB4</text:p>
          </table:table-cell>
          <table:table-cell table:style-name="ce26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2"/>
          <table:table-cell table:style-name="ce24" office:value-type="string">
            <text:p>RD4</text:p>
          </table:table-cell>
          <table:table-cell table:style-name="ce91" table:number-columns-repeated="2"/>
          <table:table-cell table:style-name="ce96" office:value-type="string">
            <text:p>RD4</text:p>
          </table:table-cell>
          <table:table-cell table:style-name="ce26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2"/>
          <table:table-cell table:number-columns-repeated="1002"/>
        </table:table-row>
        <table:table-row table:style-name="ro6">
          <table:table-cell table:style-name="ce6" office:value-type="float" office:value="6" table:number-columns-spanned="1" table:number-rows-spanned="2">
            <text:p>6</text:p>
          </table:table-cell>
          <table:table-cell table:style-name="ce15" office:value-type="float" office:value="5" table:number-columns-spanned="1" table:number-rows-spanned="2">
            <text:p>5</text:p>
          </table:table-cell>
          <table:table-cell table:style-name="ce23" office:value-type="string" table:number-columns-spanned="4" table:number-rows-spanned="1">
            <text:p><text:span text:style-name="T1">Pont H</text:span> Moteur Droit Pince</text:p>
            <text:p><text:span text:style-name="T1"/></text:p>
            <text:p><text:span text:style-name="T2">(Out)</text:span></text:p>
          </table:table-cell>
          <table:covered-table-cell table:style-name="ce33"/>
          <table:covered-table-cell table:style-name="ce41"/>
          <table:covered-table-cell table:style-name="ce48"/>
          <table:table-cell table:style-name="ce56" table:number-columns-spanned="4" table:number-rows-spanned="1"/>
          <table:covered-table-cell table:style-name="ce59"/>
          <table:covered-table-cell table:style-name="ce66"/>
          <table:covered-table-cell table:style-name="ce71"/>
          <table:table-cell table:style-name="ce25" table:number-columns-spanned="4" table:number-rows-spanned="1"/>
          <table:covered-table-cell table:style-name="ce79"/>
          <table:covered-table-cell table:style-name="ce84"/>
          <table:covered-table-cell table:style-name="ce87"/>
          <table:table-cell table:style-name="ce89" office:value-type="string" table:number-columns-spanned="4" table:number-rows-spanned="1">
            <text:p>Barre de LED</text:p>
            <text:p/>
            <text:p><text:span text:style-name="T2">(Out)</text:span></text:p>
          </table:table-cell>
          <table:covered-table-cell table:number-columns-repeated="2" table:style-name="ce90"/>
          <table:covered-table-cell table:style-name="ce95"/>
          <table:table-cell table:style-name="ce25" table:number-columns-spanned="4" table:number-rows-spanned="1"/>
          <table:covered-table-cell table:style-name="ce79"/>
          <table:covered-table-cell table:style-name="ce84"/>
          <table:covered-table-cell table:style-name="ce87"/>
          <table:table-cell table:number-columns-repeated="1002"/>
        </table:table-row>
        <table:table-row table:style-name="ro7">
          <table:covered-table-cell table:style-name="ce7"/>
          <table:covered-table-cell table:style-name="ce16"/>
          <table:table-cell table:style-name="ce24" office:value-type="string">
            <text:p>RA5</text:p>
          </table:table-cell>
          <table:table-cell table:style-name="ce34" office:value-type="string">
            <text:p>ADC(4)</text:p>
          </table:table-cell>
          <table:table-cell table:style-name="ce34"/>
          <table:table-cell table:style-name="ce49" office:value-type="string">
            <text:p>RA5</text:p>
          </table:table-cell>
          <table:table-cell table:style-name="ce24" office:value-type="string">
            <text:p>RB5</text:p>
          </table:table-cell>
          <table:table-cell table:style-name="ce34" office:value-type="string">
            <text:p><text:s/></text:p>
          </table:table-cell>
          <table:table-cell table:style-name="ce65" office:value-type="string">
            <text:p>PORT</text:p>
          </table:table-cell>
          <table:table-cell table:style-name="ce49" office:value-type="string">
            <text:p>RB5</text:p>
          </table:table-cell>
          <table:table-cell table:style-name="ce26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2"/>
          <table:table-cell table:style-name="ce24" office:value-type="string">
            <text:p>RD5</text:p>
          </table:table-cell>
          <table:table-cell table:style-name="ce91" table:number-columns-repeated="2"/>
          <table:table-cell table:style-name="ce96" office:value-type="string">
            <text:p>RD5</text:p>
          </table:table-cell>
          <table:table-cell table:style-name="ce26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2"/>
          <table:table-cell table:number-columns-repeated="1002"/>
        </table:table-row>
        <table:table-row table:style-name="ro6">
          <table:table-cell table:style-name="ce6" office:value-type="float" office:value="7" table:number-columns-spanned="1" table:number-rows-spanned="2">
            <text:p>7</text:p>
          </table:table-cell>
          <table:table-cell table:style-name="ce15" office:value-type="float" office:value="6" table:number-columns-spanned="1" table:number-rows-spanned="2">
            <text:p>6</text:p>
          </table:table-cell>
          <table:table-cell table:style-name="ce25" table:number-columns-spanned="4" table:number-rows-spanned="1"/>
          <table:covered-table-cell table:style-name="ce36"/>
          <table:covered-table-cell table:style-name="ce43"/>
          <table:covered-table-cell table:style-name="ce51"/>
          <table:table-cell table:style-name="ce56" table:number-columns-spanned="4" table:number-rows-spanned="1"/>
          <table:covered-table-cell table:number-columns-repeated="2" table:style-name="ce60"/>
          <table:covered-table-cell table:style-name="ce72"/>
          <table:table-cell table:style-name="ce74" table:number-columns-spanned="4" table:number-rows-spanned="1"/>
          <table:covered-table-cell table:style-name="ce80"/>
          <table:covered-table-cell table:style-name="ce85"/>
          <table:covered-table-cell table:style-name="ce88"/>
          <table:table-cell table:style-name="ce89" office:value-type="string" table:number-columns-spanned="4" table:number-rows-spanned="1">
            <text:p>Barre de LED</text:p>
            <text:p/>
            <text:p><text:span text:style-name="T2">(Out)</text:span></text:p>
          </table:table-cell>
          <table:covered-table-cell table:number-columns-repeated="2" table:style-name="ce90"/>
          <table:covered-table-cell table:style-name="ce95"/>
          <table:table-cell table:style-name="ce25" table:number-columns-spanned="4" table:number-rows-spanned="1"/>
          <table:covered-table-cell table:style-name="ce79"/>
          <table:covered-table-cell table:style-name="ce84"/>
          <table:covered-table-cell table:style-name="ce87"/>
          <table:table-cell table:number-columns-repeated="1002"/>
        </table:table-row>
        <table:table-row table:style-name="ro7">
          <table:covered-table-cell table:style-name="ce7"/>
          <table:covered-table-cell table:style-name="ce16"/>
          <table:table-cell table:style-name="ce26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2"/>
          <table:table-cell table:style-name="ce24" office:value-type="string">
            <text:p>RB6</text:p>
          </table:table-cell>
          <table:table-cell table:style-name="ce34" office:value-type="string">
            <text:p><text:s/></text:p>
          </table:table-cell>
          <table:table-cell table:style-name="ce65" office:value-type="string">
            <text:p>PORT</text:p>
          </table:table-cell>
          <table:table-cell table:style-name="ce49" office:value-type="string">
            <text:p>RB6</text:p>
          </table:table-cell>
          <table:table-cell table:style-name="ce24" office:value-type="string">
            <text:p>RC6</text:p>
          </table:table-cell>
          <table:table-cell table:style-name="ce65" office:value-type="string">
            <text:p>TX</text:p>
          </table:table-cell>
          <table:table-cell table:style-name="ce76"/>
          <table:table-cell table:style-name="ce49" office:value-type="string">
            <text:p>RC6</text:p>
          </table:table-cell>
          <table:table-cell table:style-name="ce24" office:value-type="string">
            <text:p>RD6</text:p>
          </table:table-cell>
          <table:table-cell table:style-name="ce91" table:number-columns-repeated="2"/>
          <table:table-cell table:style-name="ce96" office:value-type="string">
            <text:p>RD6</text:p>
          </table:table-cell>
          <table:table-cell table:style-name="ce26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2"/>
          <table:table-cell table:number-columns-repeated="1002"/>
        </table:table-row>
        <table:table-row table:style-name="ro6">
          <table:table-cell table:style-name="ce6" office:value-type="float" office:value="8" table:number-columns-spanned="1" table:number-rows-spanned="2">
            <text:p>8</text:p>
          </table:table-cell>
          <table:table-cell table:style-name="ce15" office:value-type="float" office:value="7" table:number-columns-spanned="1" table:number-rows-spanned="2">
            <text:p>7</text:p>
          </table:table-cell>
          <table:table-cell table:style-name="ce25" table:number-columns-spanned="4" table:number-rows-spanned="1"/>
          <table:covered-table-cell table:style-name="ce36"/>
          <table:covered-table-cell table:style-name="ce43"/>
          <table:covered-table-cell table:style-name="ce51"/>
          <table:table-cell table:style-name="ce56" table:number-columns-spanned="4" table:number-rows-spanned="1"/>
          <table:covered-table-cell table:number-columns-repeated="2" table:style-name="ce60"/>
          <table:covered-table-cell table:style-name="ce72"/>
          <table:table-cell table:style-name="ce74" table:number-columns-spanned="4" table:number-rows-spanned="1"/>
          <table:covered-table-cell table:style-name="ce80"/>
          <table:covered-table-cell table:style-name="ce85"/>
          <table:covered-table-cell table:style-name="ce88"/>
          <table:table-cell table:style-name="ce89" office:value-type="string" table:number-columns-spanned="4" table:number-rows-spanned="1">
            <text:p>Barre de LED</text:p>
            <text:p/>
            <text:p><text:span text:style-name="T2">(Out)</text:span></text:p>
          </table:table-cell>
          <table:covered-table-cell table:number-columns-repeated="2" table:style-name="ce90"/>
          <table:covered-table-cell table:style-name="ce95"/>
          <table:table-cell table:style-name="ce25" table:number-columns-spanned="4" table:number-rows-spanned="1"/>
          <table:covered-table-cell table:style-name="ce79"/>
          <table:covered-table-cell table:style-name="ce84"/>
          <table:covered-table-cell table:style-name="ce87"/>
          <table:table-cell table:number-columns-repeated="1002"/>
        </table:table-row>
        <table:table-row table:style-name="ro7">
          <table:covered-table-cell table:style-name="ce7"/>
          <table:covered-table-cell table:style-name="ce16"/>
          <table:table-cell table:style-name="ce27" office:value-type="string">
            <text:p><text:s/></text:p>
          </table:table-cell>
          <table:table-cell table:style-name="ce37" office:value-type="string">
            <text:p><text:s/></text:p>
          </table:table-cell>
          <table:table-cell table:style-name="ce37"/>
          <table:table-cell table:style-name="ce53"/>
          <table:table-cell table:style-name="ce57" office:value-type="string">
            <text:p>RB7</text:p>
          </table:table-cell>
          <table:table-cell table:style-name="ce61" office:value-type="string">
            <text:p><text:s/></text:p>
          </table:table-cell>
          <table:table-cell table:style-name="ce67" office:value-type="string">
            <text:p>PORT</text:p>
            <draw:g table:end-cell-address="'Entrée-Sortie'.I22" table:end-x="1.374cm" table:end-y="1.129cm" draw:z-index="1" draw:name="Groupe 12">
              <draw:line draw:name="Connecteur droit 13" draw:style-name="gr1" draw:text-style-name="P1" svg:x1="0.714cm" svg:y1="0.634cm" svg:x2="0.702cm" svg:y2="1.338cm">
                <text:p/>
              </draw:line>
              <draw:line draw:name="Connecteur droit 14" draw:style-name="gr1" draw:text-style-name="P1" svg:x1="0.076cm" svg:y1="1.349cm" svg:x2="1.374cm" svg:y2="1.359cm">
                <text:p/>
              </draw:line>
              <draw:line draw:name="Connecteur droit 15" draw:style-name="gr1" draw:text-style-name="P1" svg:x1="0.406cm" svg:y1="1.349cm" svg:x2="0.132cm" svg:y2="1.768cm">
                <text:p/>
              </draw:line>
              <draw:line draw:name="Connecteur droit 16" draw:style-name="gr1" draw:text-style-name="P1" svg:x1="0.702cm" svg:y1="1.369cm" svg:x2="0.429cm" svg:y2="1.788cm">
                <text:p/>
              </draw:line>
              <draw:line draw:name="Connecteur droit 17" draw:style-name="gr1" draw:text-style-name="P1" svg:x1="1.021cm" svg:y1="1.369cm" svg:x2="0.748cm" svg:y2="1.788cm">
                <text:p/>
              </draw:line>
              <draw:line draw:name="Connecteur droit 18" draw:style-name="gr1" draw:text-style-name="P1" svg:x1="1.34cm" svg:y1="1.349cm" svg:x2="1.067cm" svg:y2="1.768cm">
                <text:p/>
              </draw:line>
            </draw:g>
          </table:table-cell>
          <table:table-cell table:style-name="ce73" office:value-type="string">
            <text:p>RB7</text:p>
          </table:table-cell>
          <table:table-cell table:style-name="ce57" office:value-type="string">
            <text:p>RC7</text:p>
          </table:table-cell>
          <table:table-cell table:style-name="ce67" office:value-type="string">
            <text:p>RX</text:p>
          </table:table-cell>
          <table:table-cell table:style-name="ce86">
            <draw:g table:end-cell-address="'Entrée-Sortie'.M22" table:end-x="1.374cm" table:end-y="1.129cm" draw:z-index="2" draw:name="Groupe 19">
              <draw:line draw:name="Connecteur droit 20" draw:style-name="gr1" draw:text-style-name="P1" svg:x1="0.714cm" svg:y1="0.634cm" svg:x2="0.702cm" svg:y2="1.338cm">
                <text:p/>
              </draw:line>
              <draw:line draw:name="Connecteur droit 21" draw:style-name="gr1" draw:text-style-name="P1" svg:x1="0.076cm" svg:y1="1.349cm" svg:x2="1.374cm" svg:y2="1.359cm">
                <text:p/>
              </draw:line>
              <draw:line draw:name="Connecteur droit 22" draw:style-name="gr1" draw:text-style-name="P1" svg:x1="0.406cm" svg:y1="1.349cm" svg:x2="0.132cm" svg:y2="1.768cm">
                <text:p/>
              </draw:line>
              <draw:line draw:name="Connecteur droit 23" draw:style-name="gr1" draw:text-style-name="P1" svg:x1="0.702cm" svg:y1="1.369cm" svg:x2="0.429cm" svg:y2="1.788cm">
                <text:p/>
              </draw:line>
              <draw:line draw:name="Connecteur droit 24" draw:style-name="gr1" draw:text-style-name="P1" svg:x1="1.021cm" svg:y1="1.369cm" svg:x2="0.748cm" svg:y2="1.788cm">
                <text:p/>
              </draw:line>
              <draw:line draw:name="Connecteur droit 25" draw:style-name="gr1" draw:text-style-name="P1" svg:x1="1.34cm" svg:y1="1.349cm" svg:x2="1.067cm" svg:y2="1.768cm">
                <text:p/>
              </draw:line>
            </draw:g>
          </table:table-cell>
          <table:table-cell table:style-name="ce73" office:value-type="string">
            <text:p>RC7</text:p>
          </table:table-cell>
          <table:table-cell table:style-name="ce57" office:value-type="string">
            <text:p>RD7</text:p>
          </table:table-cell>
          <table:table-cell table:style-name="ce92"/>
          <table:table-cell table:style-name="ce92">
            <draw:g table:end-cell-address="'Entrée-Sortie'.Q22" table:end-x="1.373cm" table:end-y="1.129cm" draw:z-index="3" draw:name="Groupe 26">
              <draw:line draw:name="Connecteur droit 27" draw:style-name="gr1" draw:text-style-name="P1" svg:x1="0.713cm" svg:y1="0.634cm" svg:x2="0.701cm" svg:y2="1.338cm">
                <text:p/>
              </draw:line>
              <draw:line draw:name="Connecteur droit 28" draw:style-name="gr1" draw:text-style-name="P1" svg:x1="0.075cm" svg:y1="1.349cm" svg:x2="1.373cm" svg:y2="1.359cm">
                <text:p/>
              </draw:line>
              <draw:line draw:name="Connecteur droit 29" draw:style-name="gr1" draw:text-style-name="P1" svg:x1="0.405cm" svg:y1="1.349cm" svg:x2="0.131cm" svg:y2="1.768cm">
                <text:p/>
              </draw:line>
              <draw:line draw:name="Connecteur droit 30" draw:style-name="gr1" draw:text-style-name="P1" svg:x1="0.701cm" svg:y1="1.369cm" svg:x2="0.428cm" svg:y2="1.788cm">
                <text:p/>
              </draw:line>
              <draw:line draw:name="Connecteur droit 31" draw:style-name="gr1" draw:text-style-name="P1" svg:x1="1.02cm" svg:y1="1.369cm" svg:x2="0.747cm" svg:y2="1.788cm">
                <text:p/>
              </draw:line>
              <draw:line draw:name="Connecteur droit 32" draw:style-name="gr1" draw:text-style-name="P1" svg:x1="1.339cm" svg:y1="1.349cm" svg:x2="1.066cm" svg:y2="1.768cm">
                <text:p/>
              </draw:line>
            </draw:g>
          </table:table-cell>
          <table:table-cell table:style-name="ce97" office:value-type="string">
            <text:p>RD7</text:p>
          </table:table-cell>
          <table:table-cell table:style-name="ce27" office:value-type="string">
            <text:p><text:s/></text:p>
          </table:table-cell>
          <table:table-cell table:style-name="ce37" office:value-type="string">
            <text:p><text:s/></text:p>
          </table:table-cell>
          <table:table-cell table:style-name="ce37">
            <draw:g table:end-cell-address="'Entrée-Sortie'.U22" table:end-x="1.374cm" table:end-y="1.129cm" draw:z-index="4" draw:name="Groupe 33">
              <draw:line draw:name="Connecteur droit 34" draw:style-name="gr1" draw:text-style-name="P1" svg:x1="0.714cm" svg:y1="0.634cm" svg:x2="0.702cm" svg:y2="1.338cm">
                <text:p/>
              </draw:line>
              <draw:line draw:name="Connecteur droit 35" draw:style-name="gr1" draw:text-style-name="P1" svg:x1="0.076cm" svg:y1="1.349cm" svg:x2="1.374cm" svg:y2="1.359cm">
                <text:p/>
              </draw:line>
              <draw:line draw:name="Connecteur droit 36" draw:style-name="gr1" draw:text-style-name="P1" svg:x1="0.406cm" svg:y1="1.349cm" svg:x2="0.132cm" svg:y2="1.768cm">
                <text:p/>
              </draw:line>
              <draw:line draw:name="Connecteur droit 37" draw:style-name="gr1" draw:text-style-name="P1" svg:x1="0.702cm" svg:y1="1.369cm" svg:x2="0.429cm" svg:y2="1.788cm">
                <text:p/>
              </draw:line>
              <draw:line draw:name="Connecteur droit 38" draw:style-name="gr1" draw:text-style-name="P1" svg:x1="1.021cm" svg:y1="1.369cm" svg:x2="0.748cm" svg:y2="1.788cm">
                <text:p/>
              </draw:line>
              <draw:line draw:name="Connecteur droit 39" draw:style-name="gr1" draw:text-style-name="P1" svg:x1="1.34cm" svg:y1="1.349cm" svg:x2="1.067cm" svg:y2="1.768cm">
                <text:p/>
              </draw:line>
            </draw:g>
          </table:table-cell>
          <table:table-cell table:style-name="ce53"/>
          <table:table-cell table:number-columns-repeated="1002"/>
        </table:table-row>
        <table:table-row table:style-name="ro8">
          <table:table-cell table:style-name="ce8" office:value-type="float" office:value="9">
            <text:p>9</text:p>
          </table:table-cell>
          <table:table-cell table:style-name="ce17" office:value-type="string">
            <text:p><text:s/></text:p>
          </table:table-cell>
          <table:table-cell table:style-name="ce28" office:value-type="string">
            <text:p><text:s text:c="2"/></text:p>
          </table:table-cell>
          <table:table-cell table:style-name="ce38" office:value-type="string">
            <text:p>masse</text:p>
          </table:table-cell>
          <table:table-cell table:style-name="ce44">
            <draw:g table:end-cell-address="'Entrée-Sortie'.F22" table:end-x="0.411cm" table:end-y="1.176cm" draw:z-index="0" draw:name="Groupe 11">
              <draw:line draw:name="Connecteur droit 2" draw:style-name="gr1" draw:text-style-name="P1" svg:x1="1.592cm" svg:y1="0.022cm" svg:x2="1.58cm" svg:y2="0.727cm">
                <text:p/>
              </draw:line>
              <draw:line draw:name="Connecteur droit 4" draw:style-name="gr1" draw:text-style-name="P1" svg:x1="0.892cm" svg:y1="0.737cm" svg:x2="2.317cm" svg:y2="0.747cm">
                <text:p/>
              </draw:line>
              <draw:line draw:name="Connecteur droit 7" draw:style-name="gr1" draw:text-style-name="P1" svg:x1="1.255cm" svg:y1="0.737cm" svg:x2="0.955cm" svg:y2="1.156cm">
                <text:p/>
              </draw:line>
              <draw:line draw:name="Connecteur droit 8" draw:style-name="gr1" draw:text-style-name="P1" svg:x1="1.58cm" svg:y1="0.757cm" svg:x2="1.28cm" svg:y2="1.176cm">
                <text:p/>
              </draw:line>
              <draw:line draw:name="Connecteur droit 9" draw:style-name="gr1" draw:text-style-name="P1" svg:x1="1.93cm" svg:y1="0.757cm" svg:x2="1.63cm" svg:y2="1.176cm">
                <text:p/>
              </draw:line>
              <draw:line draw:name="Connecteur droit 10" draw:style-name="gr1" draw:text-style-name="P1" svg:x1="2.28cm" svg:y1="0.737cm" svg:x2="1.98cm" svg:y2="1.156cm">
                <text:p/>
              </draw:line>
            </draw:g>
          </table:table-cell>
          <table:table-cell table:style-name="ce44" table:number-columns-repeated="3"/>
          <table:table-cell table:style-name="ce68"/>
          <table:table-cell table:style-name="ce44" table:number-columns-repeated="2"/>
          <table:table-cell table:style-name="ce81"/>
          <table:table-cell table:style-name="ce44" table:number-columns-repeated="3"/>
          <table:table-cell table:style-name="ce39" table:number-columns-repeated="3"/>
          <table:table-cell table:style-name="ce101" table:number-columns-repeated="3"/>
          <table:table-cell table:style-name="ce104"/>
          <table:table-cell table:number-columns-repeated="1002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lan µcontroleur" table:style-name="ta2" table:print="false">
        <table:table-column table:style-name="co4" table:number-columns-repeated="7" table:default-cell-style-name="ce105"/>
        <table:table-column table:style-name="co5" table:default-cell-style-name="ce113"/>
        <table:table-column table:style-name="co6" table:default-cell-style-name="ce105"/>
        <table:table-column table:style-name="co7" table:default-cell-style-name="ce105"/>
        <table:table-column table:style-name="co6" table:default-cell-style-name="ce105"/>
        <table:table-column table:style-name="co8" table:default-cell-style-name="ce126"/>
        <table:table-column table:style-name="co4" table:number-columns-repeated="1012" table:default-cell-style-name="ce105"/>
        <table:table-row table:style-name="ro9">
          <table:table-cell>
            <draw:frame table:end-cell-address="'plan µcontroleur'.G37" table:end-x="1.638cm" table:end-y="0.043cm" draw:z-index="0" draw:name="Picture 1" draw:style-name="gr2" draw:text-style-name="P1" svg:width="14.717cm" svg:height="16.278cm" svg:x="0.374cm" svg:y="0.023cm">
              <draw:image xlink:href="Pictures/2000000700003C89000048451F4ED38A.wmf" xlink:type="simple" xlink:show="embed" xlink:actuate="onLoad">
                <text:p/>
              </draw:image>
            </draw:frame>
          </table:table-cell>
          <table:table-cell table:number-columns-repeated="6"/>
          <table:table-cell table:style-name="ce109" office:value-type="string" table:number-columns-spanned="5" table:number-rows-spanned="2">
            <text:p><text:s text:c="2"/>ECIO40</text:p>
          </table:table-cell>
          <table:covered-table-cell table:number-columns-repeated="4" table:style-name="ce114"/>
          <table:table-cell table:number-columns-repeated="1012"/>
        </table:table-row>
        <table:table-row table:style-name="ro9">
          <table:table-cell table:number-columns-repeated="7"/>
          <table:covered-table-cell table:number-columns-repeated="5" table:style-name="ce110"/>
          <table:table-cell table:number-columns-repeated="1012"/>
        </table:table-row>
        <table:table-row table:style-name="ro9">
          <table:table-cell table:number-columns-repeated="7"/>
          <table:table-cell table:style-name="ce111" office:value-type="string">
            <text:p>VDD_OUT</text:p>
          </table:table-cell>
          <table:table-cell table:style-name="ce115" office:value-type="float" office:value="1">
            <text:p>1</text:p>
          </table:table-cell>
          <table:table-cell table:style-name="ce119"/>
          <table:table-cell table:style-name="ce122" office:value-type="float" office:value="40">
            <text:p>40</text:p>
          </table:table-cell>
          <table:table-cell table:style-name="ce125" office:value-type="string">
            <text:p>VDD_IN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1" office:value-type="string">
            <text:p>GND</text:p>
          </table:table-cell>
          <table:table-cell table:style-name="ce116" office:value-type="float" office:value="2">
            <text:p>2</text:p>
          </table:table-cell>
          <table:table-cell table:style-name="ce120"/>
          <table:table-cell table:style-name="ce123" office:value-type="float" office:value="39">
            <text:p>39</text:p>
          </table:table-cell>
          <table:table-cell table:style-name="ce125" office:value-type="string">
            <text:p>RB7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1"/>
          <table:table-cell table:style-name="ce116" office:value-type="float" office:value="3">
            <text:p>3</text:p>
          </table:table-cell>
          <table:table-cell table:style-name="ce120"/>
          <table:table-cell table:style-name="ce123" office:value-type="float" office:value="38">
            <text:p>38</text:p>
          </table:table-cell>
          <table:table-cell table:style-name="ce125" office:value-type="string">
            <text:p>RB6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1" office:value-type="string">
            <text:p>AN0 <text:s text:c="2"/>RA0</text:p>
          </table:table-cell>
          <table:table-cell table:style-name="ce116" office:value-type="float" office:value="4">
            <text:p>4</text:p>
          </table:table-cell>
          <table:table-cell table:style-name="ce120"/>
          <table:table-cell table:style-name="ce123" office:value-type="float" office:value="37">
            <text:p>37</text:p>
          </table:table-cell>
          <table:table-cell table:style-name="ce125" office:value-type="string">
            <text:p>RB5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1" office:value-type="string">
            <text:p>AN1 <text:s text:c="2"/>RA1</text:p>
          </table:table-cell>
          <table:table-cell table:style-name="ce116" office:value-type="float" office:value="5">
            <text:p>5</text:p>
          </table:table-cell>
          <table:table-cell table:style-name="ce120"/>
          <table:table-cell table:style-name="ce123" office:value-type="float" office:value="36">
            <text:p>36</text:p>
          </table:table-cell>
          <table:table-cell table:style-name="ce125" office:value-type="string">
            <text:p>RB4 <text:s text:c="2"/>AN11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1" office:value-type="string">
            <text:p>AN2 / VREF- <text:s text:c="2"/>RA2</text:p>
          </table:table-cell>
          <table:table-cell table:style-name="ce116" office:value-type="float" office:value="6">
            <text:p>6</text:p>
          </table:table-cell>
          <table:table-cell table:style-name="ce120"/>
          <table:table-cell table:style-name="ce123" office:value-type="float" office:value="35">
            <text:p>35</text:p>
          </table:table-cell>
          <table:table-cell table:style-name="ce125" office:value-type="string">
            <text:p>RB3 <text:s text:c="2"/>AN9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1" office:value-type="string">
            <text:p>AN3 / VREF+ <text:s text:c="2"/>RA3</text:p>
          </table:table-cell>
          <table:table-cell table:style-name="ce116" office:value-type="float" office:value="7">
            <text:p>7</text:p>
          </table:table-cell>
          <table:table-cell table:style-name="ce120"/>
          <table:table-cell table:style-name="ce123" office:value-type="float" office:value="34">
            <text:p>34</text:p>
          </table:table-cell>
          <table:table-cell table:style-name="ce125" office:value-type="string">
            <text:p>RB2 <text:s text:c="2"/>AN8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1" office:value-type="string">
            <text:p>RA4</text:p>
          </table:table-cell>
          <table:table-cell table:style-name="ce116" office:value-type="float" office:value="8">
            <text:p>8</text:p>
          </table:table-cell>
          <table:table-cell table:style-name="ce120"/>
          <table:table-cell table:style-name="ce123" office:value-type="float" office:value="33">
            <text:p>33</text:p>
          </table:table-cell>
          <table:table-cell table:style-name="ce125" office:value-type="string">
            <text:p>RB1 <text:s text:c="2"/>AN10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1" office:value-type="string">
            <text:p>AN4 <text:s text:c="2"/>RA5</text:p>
          </table:table-cell>
          <table:table-cell table:style-name="ce116" office:value-type="float" office:value="9">
            <text:p>9</text:p>
          </table:table-cell>
          <table:table-cell table:style-name="ce120"/>
          <table:table-cell table:style-name="ce123" office:value-type="float" office:value="32">
            <text:p>32</text:p>
          </table:table-cell>
          <table:table-cell table:style-name="ce125" office:value-type="string">
            <text:p>RB0 <text:s text:c="2"/>AN12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1"/>
          <table:table-cell table:style-name="ce116" office:value-type="float" office:value="10">
            <text:p>10</text:p>
          </table:table-cell>
          <table:table-cell table:style-name="ce120"/>
          <table:table-cell table:style-name="ce123" office:value-type="float" office:value="31">
            <text:p>31</text:p>
          </table:table-cell>
          <table:table-cell table:style-name="ce125" office:value-type="string">
            <text:p>RC7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1"/>
          <table:table-cell table:style-name="ce116" office:value-type="float" office:value="11">
            <text:p>11</text:p>
          </table:table-cell>
          <table:table-cell table:style-name="ce120"/>
          <table:table-cell table:style-name="ce123" office:value-type="float" office:value="30">
            <text:p>30</text:p>
          </table:table-cell>
          <table:table-cell table:style-name="ce125" office:value-type="string">
            <text:p>RC6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1"/>
          <table:table-cell table:style-name="ce116" office:value-type="float" office:value="12">
            <text:p>12</text:p>
          </table:table-cell>
          <table:table-cell table:style-name="ce120"/>
          <table:table-cell table:style-name="ce123" office:value-type="float" office:value="29">
            <text:p>29</text:p>
          </table:table-cell>
          <table:table-cell table:style-name="ce125" office:value-type="string">
            <text:p>RC2 <text:s text:c="2"/>CCP1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1" office:value-type="string">
            <text:p>RD0</text:p>
          </table:table-cell>
          <table:table-cell table:style-name="ce116" office:value-type="float" office:value="13">
            <text:p>13</text:p>
          </table:table-cell>
          <table:table-cell table:style-name="ce120"/>
          <table:table-cell table:style-name="ce123" office:value-type="float" office:value="28">
            <text:p>28</text:p>
          </table:table-cell>
          <table:table-cell table:style-name="ce125" office:value-type="string">
            <text:p>RC1 <text:s text:c="2"/>CCP2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1" office:value-type="string">
            <text:p>RD1</text:p>
          </table:table-cell>
          <table:table-cell table:style-name="ce116" office:value-type="float" office:value="14">
            <text:p>14</text:p>
          </table:table-cell>
          <table:table-cell table:style-name="ce120"/>
          <table:table-cell table:style-name="ce123" office:value-type="float" office:value="27">
            <text:p>27</text:p>
          </table:table-cell>
          <table:table-cell table:style-name="ce125" office:value-type="string">
            <text:p>RC0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1" office:value-type="string">
            <text:p>RD2</text:p>
          </table:table-cell>
          <table:table-cell table:style-name="ce116" office:value-type="float" office:value="15">
            <text:p>15</text:p>
          </table:table-cell>
          <table:table-cell table:style-name="ce120"/>
          <table:table-cell table:style-name="ce123" office:value-type="float" office:value="26">
            <text:p>26</text:p>
          </table:table-cell>
          <table:table-cell table:style-name="ce125" office:value-type="string">
            <text:p>GND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1" office:value-type="string">
            <text:p>RD3</text:p>
          </table:table-cell>
          <table:table-cell table:style-name="ce116" office:value-type="float" office:value="16">
            <text:p>16</text:p>
          </table:table-cell>
          <table:table-cell table:style-name="ce120"/>
          <table:table-cell table:style-name="ce123" office:value-type="float" office:value="25">
            <text:p>25</text:p>
          </table:table-cell>
          <table:table-cell table:style-name="ce125" office:value-type="string">
            <text:p>RE2 <text:s text:c="2"/>AN7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1" office:value-type="string">
            <text:p>RD4</text:p>
          </table:table-cell>
          <table:table-cell table:style-name="ce116" office:value-type="float" office:value="17">
            <text:p>17</text:p>
          </table:table-cell>
          <table:table-cell table:style-name="ce120"/>
          <table:table-cell table:style-name="ce123" office:value-type="float" office:value="24">
            <text:p>24</text:p>
          </table:table-cell>
          <table:table-cell table:style-name="ce125" office:value-type="string">
            <text:p>RE1 <text:s text:c="2"/>AN6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1" office:value-type="string">
            <text:p>RD5</text:p>
          </table:table-cell>
          <table:table-cell table:style-name="ce116" office:value-type="float" office:value="18">
            <text:p>18</text:p>
          </table:table-cell>
          <table:table-cell table:style-name="ce120"/>
          <table:table-cell table:style-name="ce123" office:value-type="float" office:value="23">
            <text:p>23</text:p>
          </table:table-cell>
          <table:table-cell table:style-name="ce125" office:value-type="string">
            <text:p>RE0 <text:s text:c="2"/>AN5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1" office:value-type="string">
            <text:p>RD6</text:p>
          </table:table-cell>
          <table:table-cell table:style-name="ce116" office:value-type="float" office:value="19">
            <text:p>19</text:p>
          </table:table-cell>
          <table:table-cell table:style-name="ce120"/>
          <table:table-cell table:style-name="ce123" office:value-type="float" office:value="22">
            <text:p>22</text:p>
          </table:table-cell>
          <table:table-cell table:style-name="ce125"/>
          <table:table-cell table:number-columns-repeated="1012"/>
        </table:table-row>
        <table:table-row table:style-name="ro9">
          <table:table-cell table:number-columns-repeated="7"/>
          <table:table-cell table:style-name="ce111" office:value-type="string">
            <text:p>RD7</text:p>
          </table:table-cell>
          <table:table-cell table:style-name="ce117" office:value-type="float" office:value="20">
            <text:p>20</text:p>
          </table:table-cell>
          <table:table-cell table:style-name="ce121"/>
          <table:table-cell table:style-name="ce124" office:value-type="float" office:value="21">
            <text:p>21</text:p>
          </table:table-cell>
          <table:table-cell table:style-name="ce125"/>
          <table:table-cell table:number-columns-repeated="1012"/>
        </table:table-row>
        <table:table-row table:style-name="ro9">
          <table:table-cell table:number-columns-repeated="7"/>
          <table:table-cell table:style-name="ce112" office:value-type="string" table:number-columns-spanned="5" table:number-rows-spanned="1">
            <text:p>mise à jour le 14/03/2013 <text:s text:c="4"/>CCP2 en RC1, pas d'entrée en RC2</text:p>
          </table:table-cell>
          <table:covered-table-cell table:number-columns-repeated="4" table:style-name="ce118"/>
          <table:table-cell table:number-columns-repeated="1012"/>
        </table:table-row>
        <table:table-row table:style-name="ro9" table:number-rows-repeated="1048552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5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0" number:min-integer-digits="1" number:grouping="true"/>
      <number:text> €</number:text>
    </number:number-style>
    <number:number-style style:name="N5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fr" number:country="FR">
      <number:number number:decimal-places="2" number:min-integer-digits="1" number:grouping="true"/>
      <number:text> €</number:text>
    </number:number-style>
    <number:number-style style:name="N5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fr" number:country="FR">
      <number:number number:decimal-places="2" number:min-integer-digits="1" number:grouping="true"/>
      <number:text> €</number:text>
    </number:number-style>
    <number:number-style style:name="N5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3" number:language="fr" number:country="FR">
      <number:day number:style="long"/>
      <number:text>-</number:text>
      <number:month number:textual="true"/>
    </number:date-style>
    <number:date-style style:name="N5114" number:language="fr" number:country="FR">
      <number:month number:textual="true"/>
      <number:text>-</number:text>
      <number:year/>
    </number:date-style>
    <number:time-style style:name="N5115" number:language="fr" number:country="FR">
      <number:hours/>
      <number:text>:</number:text>
      <number:minutes number:style="long"/>
      <number:text> </number:text>
      <number:am-pm/>
    </number:time-style>
    <number:time-style style:name="N5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fr" number:country="FR">
      <number:number number:decimal-places="0" number:min-integer-digits="1" number:grouping="true"/>
      <number:text>   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  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  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  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fr" number:country="FR">
      <number:text> -    </number:text>
    </number:number-style>
    <number:text-style style:name="N5127" number:language="fr" number:country="F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fr" number:country="FR">
      <number:text> - € </number:text>
    </number:number-style>
    <number:text-style style:name="N5131" number:language="fr" number:country="F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35" number:language="fr" number:country="F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9" number:language="fr" number:country="FR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fr" number:country="FR">
      <number:minutes number:style="long"/>
      <number:text>:</number:text>
      <number:seconds number:style="long"/>
    </number:time-style>
    <number:time-style style:name="N5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fr" number:country="FR">
      <number:minutes number:style="long"/>
      <number:text>:</number:text>
      <number:seconds number:style="long" number:decimal-places="1"/>
    </number:time-style>
    <number:number-style style:name="N5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3cm" fo:margin-left="0.3cm" fo:margin-right="0.499cm" style:print-page-order="ttb" style:first-page-number="continue" style:scale-to="68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svg:height="0.199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3">23/01/2015</text:date>, <text:time>11:4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trée-Sortie" style:display-name="PageStyle_Entrée-Sortie" style:page-layout-name="Mpm3">
      <style:header style:display="false"/>
      <style:header-left style:display="false"/>
      <style:footer>
        <style:region-left>
          <text:p><text:span text:style-name="MT1">Imprimé le : </text:span><text:span text:style-name="MT1"><text:date style:data-style-name="N2" text:date-value="2015-01-23">23/01/2015</text:date></text:span><text:span text:style-name="MT1"><text:time>11:49:44</text:time></text:span></text:p>
        </style:region-left>
        <style:region-right>
          <text:p><text:span text:style-name="MT1"><text:file-name text:display="full">???</text:file-name></text:span><text:span text:style-name="MT1"><text:file-name text:display="name-and-extension">???</text:file-name></text:span></text:p>
        </style:region-right>
      </style:footer>
      <style:footer-left style:display="false"/>
    </style:master-page>
    <style:master-page style:name="PageStyle_5f_plan_20__b5_controleur" style:display-name="PageStyle_plan µcontroleu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5-01-23T11:49:44.91</dc:date>
    <meta:editing-duration>PT1H55M3S</meta:editing-duration>
    <meta:editing-cycles>12</meta:editing-cycles>
    <meta:document-statistic meta:table-count="2" meta:cell-count="266" meta:object-count="6"/>
  </office:meta>
</office:document-meta>
</file>